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0f8a9" officeooo:paragraph-rsid="0017e417" style:font-size-asian="12pt" style:font-size-complex="12pt"/>
    </style:style>
    <style:style style:name="P2" style:family="paragraph" style:parent-style-name="Standard">
      <style:text-properties fo:font-size="12pt" officeooo:rsid="000c327f" officeooo:paragraph-rsid="00181425" style:font-size-asian="12pt" style:font-size-complex="12pt"/>
    </style:style>
    <style:style style:name="P3" style:family="paragraph" style:parent-style-name="Standard">
      <style:text-properties officeooo:rsid="000c327f" officeooo:paragraph-rsid="00181425"/>
    </style:style>
    <style:style style:name="P4" style:family="paragraph" style:parent-style-name="Standard">
      <style:text-properties officeooo:rsid="0019bdd4" officeooo:paragraph-rsid="0019bd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IS IS WITHOUT ANYTHING! MODIFY IF NECESSARY!</text:p>
      <text:p text:style-name="P3"/>
      <text:p text:style-name="P3"/>
      <text:p text:style-name="P3">The archtiecture as seen below follows the pattern</text:p>
      <text:p text:style-name="P3">[INPUT → [TRANSP CONV → BN → RELU]∗4 → TRANSP CONV → TANH] →</text:p>
      <text:p text:style-name="P2">[INPUT → CONV → LRELU → [CONV → BN → LRELU] ∗3 → CONV → SIGMA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2:43:52.890029441</meta:creation-date>
    <dc:date>2018-01-30T22:00:56.016108533</dc:date>
    <meta:editing-duration>PT9H7M2S</meta:editing-duration>
    <meta:editing-cycles>2</meta:editing-cycles>
    <meta:generator>LibreOffice/5.3.7.2.0$Linux_X86_64 LibreOffice_project/30$Build-2</meta:generator>
    <meta:document-statistic meta:table-count="0" meta:image-count="0" meta:object-count="0" meta:page-count="1" meta:paragraph-count="4" meta:word-count="45" meta:character-count="218" meta:non-whitespace-character-count="177"/>
  </office:meta>
</office:document-meta>
</file>